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10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2.107cm" svg:x2="28.579cm" svg:y2="38.07cm">
            <text:p/>
          </draw:line>
          <draw:frame draw:z-index="1" draw:style-name="gr2" svg:width="16.02cm" svg:height="9.014cm" svg:x="12.496cm" svg:y="38.214cm">
            <draw:object draw:notify-on-update-of-ranges="Sheet1.A94:Sheet1.A94 Sheet1.A95:Sheet1.A105 Sheet1.B94:Sheet1.B94 Sheet1.B95:Sheet1.B105 Sheet1.C94:Sheet1.C94 Sheet1.C95:Sheet1.C105 Sheet1.D94:Sheet1.D94 Sheet1.D95:Sheet1.D10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999cm" svg:height="8.999cm" svg:x="12.851cm" svg:y="47.248cm">
            <draw:object draw:notify-on-update-of-ranges="Sheet1.A111:Sheet1.A111 Sheet1.A112:Sheet1.A122 Sheet1.B111:Sheet1.B111 Sheet1.B112:Sheet1.B122 Sheet1.C111:Sheet1.C111 Sheet1.C112:Sheet1.C122 Sheet1.D111:Sheet1.D111 Sheet1.D112:Sheet1.D1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2" svg:width="15.999cm" svg:height="8.999cm" svg:x="12.505cm" svg:y="58.316cm">
            <draw:object draw:notify-on-update-of-ranges="Sheet1.A129:Sheet1.A129 Sheet1.A130:Sheet1.A140 Sheet1.B129:Sheet1.B129 Sheet1.B130:Sheet1.B140 Sheet1.C129:Sheet1.C129 Sheet1.C130:Sheet1.C140 Sheet1.D129:Sheet1.D129 Sheet1.D130:Sheet1.D1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2" svg:width="15.999cm" svg:height="8.999cm" svg:x="15.146cm" svg:y="68.636cm">
            <draw:object draw:notify-on-update-of-ranges="Sheet1.A162:Sheet1.A162 Sheet1.A163:Sheet1.A167 Sheet1.B162:Sheet1.B162 Sheet1.B163:Sheet1.B167 Sheet1.C162:Sheet1.C162 Sheet1.C163:Sheet1.C167 Sheet1.D162:Sheet1.D162 Sheet1.D163:Sheet1.D1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Multi-Task-Results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1 epochs</text:p>
          </table:table-cell>
          <table:table-cell table:number-columns-repeated="12"/>
        </table:table-row>
        <table:table-row table:style-name="ro1">
          <table:table-cell office:value-type="string">
            <text:p>top k: 1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verag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58">
            <text:p>0,58</text:p>
          </table:table-cell>
          <table:table-cell office:value-type="float" office:value="0.6475">
            <text:p>0,6475</text:p>
          </table:table-cell>
          <table:table-cell table:style-name="ce6" office:value-type="float" office:value="0.1625">
            <text:p>0,1625</text:p>
          </table:table-cell>
          <table:table-cell table:number-columns-repeated="2" office:value-type="float" office:value="0.7025">
            <text:p>0,7025</text:p>
          </table:table-cell>
          <table:table-cell office:value-type="float" office:value="0.7425">
            <text:p>0,7425</text:p>
          </table:table-cell>
          <table:table-cell office:value-type="float" office:value="0.715">
            <text:p>0,715</text:p>
          </table:table-cell>
          <table:table-cell office:value-type="float" office:value="0.695">
            <text:p>0,695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.6475">
            <text:p>0,6475</text:p>
          </table:table-cell>
          <table:table-cell table:style-name="ce7" table:formula="of:=AVERAGE([.B8:.L8])" office:value-type="float" office:value="0.6175">
            <text:p>0,6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605">
            <text:p>0,605</text:p>
          </table:table-cell>
          <table:table-cell office:value-type="float" office:value="0.5675">
            <text:p>0,5675</text:p>
          </table:table-cell>
          <table:table-cell table:style-name="ce6" office:value-type="float" office:value="0.115">
            <text:p>0,115</text:p>
          </table:table-cell>
          <table:table-cell office:value-type="float" office:value="0.715">
            <text:p>0,715</text:p>
          </table:table-cell>
          <table:table-cell office:value-type="float" office:value="0.6825">
            <text:p>0,6825</text:p>
          </table:table-cell>
          <table:table-cell office:value-type="float" office:value="0.7375">
            <text:p>0,7375</text:p>
          </table:table-cell>
          <table:table-cell office:value-type="float" office:value="0.7">
            <text:p>0,7</text:p>
          </table:table-cell>
          <table:table-cell office:value-type="float" office:value="0.7225">
            <text:p>0,7225</text:p>
          </table:table-cell>
          <table:table-cell office:value-type="float" office:value="0.5575">
            <text:p>0,5575</text:p>
          </table:table-cell>
          <table:table-cell table:number-columns-repeated="2" office:value-type="float" office:value="0.5675">
            <text:p>0,5675</text:p>
          </table:table-cell>
          <table:table-cell table:formula="of:=AVERAGE([.B9:.L9])" office:value-type="float" office:value="0.594318181818182">
            <text:p>0,5943181818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67">
            <text:p>0,67</text:p>
          </table:table-cell>
          <table:table-cell office:value-type="float" office:value="0.615">
            <text:p>0,615</text:p>
          </table:table-cell>
          <table:table-cell table:style-name="ce6" office:value-type="float" office:value="0.1525">
            <text:p>0,1525</text:p>
          </table:table-cell>
          <table:table-cell office:value-type="float" office:value="0.675">
            <text:p>0,67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0.6925">
            <text:p>0,6925</text:p>
          </table:table-cell>
          <table:table-cell office:value-type="float" office:value="0.6375">
            <text:p>0,6375</text:p>
          </table:table-cell>
          <table:table-cell office:value-type="float" office:value="0.495">
            <text:p>0,495</text:p>
          </table:table-cell>
          <table:table-cell table:number-columns-repeated="2" office:value-type="float" office:value="0.615">
            <text:p>0,615</text:p>
          </table:table-cell>
          <table:table-cell table:formula="of:=AVERAGE([.B10:.L10])" office:value-type="float" office:value="0.594318181818182">
            <text:p>0,5943181818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69">
            <text:p>0,69</text:p>
          </table:table-cell>
          <table:table-cell office:value-type="float" office:value="0.6575">
            <text:p>0,6575</text:p>
          </table:table-cell>
          <table:table-cell table:style-name="ce6" office:value-type="float" office:value="0.1375">
            <text:p>0,1375</text:p>
          </table:table-cell>
          <table:table-cell office:value-type="float" office:value="0.69">
            <text:p>0,69</text:p>
          </table:table-cell>
          <table:table-cell office:value-type="float" office:value="0.7325">
            <text:p>0,7325</text:p>
          </table:table-cell>
          <table:table-cell office:value-type="float" office:value="0.725">
            <text:p>0,725</text:p>
          </table:table-cell>
          <table:table-cell office:value-type="float" office:value="0.7225">
            <text:p>0,7225</text:p>
          </table:table-cell>
          <table:table-cell office:value-type="float" office:value="0.585">
            <text:p>0,585</text:p>
          </table:table-cell>
          <table:table-cell office:value-type="float" office:value="0.4425">
            <text:p>0,4425</text:p>
          </table:table-cell>
          <table:table-cell table:number-columns-repeated="2" office:value-type="float" office:value="0.6575">
            <text:p>0,6575</text:p>
          </table:table-cell>
          <table:table-cell table:formula="of:=AVERAGE([.B11:.L11])" office:value-type="float" office:value="0.608863636363636">
            <text:p>0,6088636364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63625">
            <text:p>0,63625</text:p>
          </table:table-cell>
          <table:table-cell office:value-type="float" office:value="0.621875">
            <text:p>0,621875</text:p>
          </table:table-cell>
          <table:table-cell table:style-name="ce6" office:value-type="float" office:value="0.141875">
            <text:p>0,141875</text:p>
          </table:table-cell>
          <table:table-cell office:value-type="float" office:value="0.695625">
            <text:p>0,695625</text:p>
          </table:table-cell>
          <table:table-cell office:value-type="float" office:value="0.700625">
            <text:p>0,700625</text:p>
          </table:table-cell>
          <table:table-cell office:value-type="float" office:value="0.7225">
            <text:p>0,7225</text:p>
          </table:table-cell>
          <table:table-cell office:value-type="float" office:value="0.7075">
            <text:p>0,7075</text:p>
          </table:table-cell>
          <table:table-cell office:value-type="float" office:value="0.66">
            <text:p>0,66</text:p>
          </table:table-cell>
          <table:table-cell office:value-type="float" office:value="0.51125">
            <text:p>0,51125</text:p>
          </table:table-cell>
          <table:table-cell table:number-columns-repeated="2" office:value-type="float" office:value="0.621875">
            <text:p>0,621875</text:p>
          </table:table-cell>
          <table:table-cell table:formula="of:=AVERAGE([.B12:.L12])" office:value-type="float" office:value="0.60375">
            <text:p>0,603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325">
            <text:p>0,3325</text:p>
          </table:table-cell>
          <table:table-cell office:value-type="float" office:value="0.4275">
            <text:p>0,4275</text:p>
          </table:table-cell>
          <table:table-cell table:style-name="ce6" office:value-type="float" office:value="0.0175">
            <text:p>0,0175</text:p>
          </table:table-cell>
          <table:table-cell office:value-type="float" office:value="0.3925">
            <text:p>0,3925</text:p>
          </table:table-cell>
          <table:table-cell office:value-type="float" office:value="0.46">
            <text:p>0,46</text:p>
          </table:table-cell>
          <table:table-cell office:value-type="float" office:value="0.37">
            <text:p>0,37</text:p>
          </table:table-cell>
          <table:table-cell office:value-type="float" office:value="0.4275">
            <text:p>0,4275</text:p>
          </table:table-cell>
          <table:table-cell office:value-type="float" office:value="0.3525">
            <text:p>0,35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4275">
            <text:p>0,4275</text:p>
          </table:table-cell>
          <table:table-cell table:formula="of:=AVERAGE([.B17:.L17])" office:value-type="float" office:value="0.362272727272727">
            <text:p>0,3622727273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875">
            <text:p>0,3875</text:p>
          </table:table-cell>
          <table:table-cell office:value-type="float" office:value="0.4025">
            <text:p>0,4025</text:p>
          </table:table-cell>
          <table:table-cell table:style-name="ce6" office:value-type="float" office:value="0.02">
            <text:p>0,02</text:p>
          </table:table-cell>
          <table:table-cell office:value-type="float" office:value="0.35">
            <text:p>0,35</text:p>
          </table:table-cell>
          <table:table-cell office:value-type="float" office:value="0.42">
            <text:p>0,42</text:p>
          </table:table-cell>
          <table:table-cell office:value-type="float" office:value="0.4075">
            <text:p>0,4075</text:p>
          </table:table-cell>
          <table:table-cell office:value-type="float" office:value="0.37">
            <text:p>0,37</text:p>
          </table:table-cell>
          <table:table-cell office:value-type="float" office:value="0.3425">
            <text:p>0,342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4025">
            <text:p>0,4025</text:p>
          </table:table-cell>
          <table:table-cell table:formula="of:=AVERAGE([.B18:.L18])" office:value-type="float" office:value="0.350909090909091">
            <text:p>0,3509090909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625">
            <text:p>0,3625</text:p>
          </table:table-cell>
          <table:table-cell office:value-type="float" office:value="0.3775">
            <text:p>0,3775</text:p>
          </table:table-cell>
          <table:table-cell table:style-name="ce6" office:value-type="float" office:value="0.0325">
            <text:p>0,0325</text:p>
          </table:table-cell>
          <table:table-cell office:value-type="float" office:value="0.3525">
            <text:p>0,3525</text:p>
          </table:table-cell>
          <table:table-cell office:value-type="float" office:value="0.3775">
            <text:p>0,377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0.3125">
            <text:p>0,3125</text:p>
          </table:table-cell>
          <table:table-cell office:value-type="float" office:value="0.3175">
            <text:p>0,3175</text:p>
          </table:table-cell>
          <table:table-cell table:number-columns-repeated="2" office:value-type="float" office:value="0.3775">
            <text:p>0,3775</text:p>
          </table:table-cell>
          <table:table-cell table:formula="of:=AVERAGE([.B19:.L19])" office:value-type="float" office:value="0.319772727272727">
            <text:p>0,3197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925">
            <text:p>0,2925</text:p>
          </table:table-cell>
          <table:table-cell office:value-type="float" office:value="0.3775">
            <text:p>0,3775</text:p>
          </table:table-cell>
          <table:table-cell table:style-name="ce6" office:value-type="float" office:value="0.02">
            <text:p>0,02</text:p>
          </table:table-cell>
          <table:table-cell office:value-type="float" office:value="0.34">
            <text:p>0,34</text:p>
          </table:table-cell>
          <table:table-cell office:value-type="float" office:value="0.4275">
            <text:p>0,4275</text:p>
          </table:table-cell>
          <table:table-cell office:value-type="float" office:value="0.3075">
            <text:p>0,3075</text:p>
          </table:table-cell>
          <table:table-cell office:value-type="float" office:value="0.3675">
            <text:p>0,3675</text:p>
          </table:table-cell>
          <table:table-cell office:value-type="float" office:value="0.2675">
            <text:p>0,2675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0.3775">
            <text:p>0,3775</text:p>
          </table:table-cell>
          <table:table-cell table:formula="of:=AVERAGE([.B20:.L20])" office:value-type="float" office:value="0.312727272727273">
            <text:p>0,3127272727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4375">
            <text:p>0,34375</text:p>
          </table:table-cell>
          <table:table-cell office:value-type="float" office:value="0.39625">
            <text:p>0,39625</text:p>
          </table:table-cell>
          <table:table-cell table:style-name="ce6" office:value-type="float" office:value="0.0225">
            <text:p>0,0225</text:p>
          </table:table-cell>
          <table:table-cell office:value-type="float" office:value="0.35875">
            <text:p>0,35875</text:p>
          </table:table-cell>
          <table:table-cell office:value-type="float" office:value="0.42125">
            <text:p>0,42125</text:p>
          </table:table-cell>
          <table:table-cell office:value-type="float" office:value="0.35">
            <text:p>0,35</text:p>
          </table:table-cell>
          <table:table-cell office:value-type="float" office:value="0.37">
            <text:p>0,37</text:p>
          </table:table-cell>
          <table:table-cell office:value-type="float" office:value="0.31875">
            <text:p>0,31875</text:p>
          </table:table-cell>
          <table:table-cell office:value-type="float" office:value="0.326875">
            <text:p>0,326875</text:p>
          </table:table-cell>
          <table:table-cell table:number-columns-repeated="2" office:value-type="float" office:value="0.39625">
            <text:p>0,39625</text:p>
          </table:table-cell>
          <table:table-cell table:formula="of:=AVERAGE([.B21:.L21])" office:value-type="float" office:value="0.336420454545455">
            <text:p>0,33642045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975">
            <text:p>0,3975</text:p>
          </table:table-cell>
          <table:table-cell office:value-type="float" office:value="0.41">
            <text:p>0,41</text:p>
          </table:table-cell>
          <table:table-cell table:style-name="ce6" office:value-type="float" office:value="0.0025">
            <text:p>0,0025</text:p>
          </table:table-cell>
          <table:table-cell office:value-type="float" office:value="0.3625">
            <text:p>0,3625</text:p>
          </table:table-cell>
          <table:table-cell office:value-type="float" office:value="0.4075">
            <text:p>0,4075</text:p>
          </table:table-cell>
          <table:table-cell office:value-type="float" office:value="0.3975">
            <text:p>0,3975</text:p>
          </table:table-cell>
          <table:table-cell office:value-type="float" office:value="0.3925">
            <text:p>0,3925</text:p>
          </table:table-cell>
          <table:table-cell office:value-type="float" office:value="0.3675">
            <text:p>0,3675</text:p>
          </table:table-cell>
          <table:table-cell office:value-type="float" office:value="0.3325">
            <text:p>0,3325</text:p>
          </table:table-cell>
          <table:table-cell table:number-columns-repeated="2" office:value-type="float" office:value="0.41">
            <text:p>0,41</text:p>
          </table:table-cell>
          <table:table-cell table:formula="of:=AVERAGE([.B26:.L26])" office:value-type="float" office:value="0.353636363636364">
            <text:p>0,3536363636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9">
            <text:p>0,39</text:p>
          </table:table-cell>
          <table:table-cell office:value-type="float" office:value="0.3775">
            <text:p>0,3775</text:p>
          </table:table-cell>
          <table:table-cell table:style-name="ce6" office:value-type="float" office:value="0.0075">
            <text:p>0,0075</text:p>
          </table:table-cell>
          <table:table-cell office:value-type="float" office:value="0.3475">
            <text:p>0,3475</text:p>
          </table:table-cell>
          <table:table-cell office:value-type="float" office:value="0.38">
            <text:p>0,38</text:p>
          </table:table-cell>
          <table:table-cell office:value-type="float" office:value="0.4225">
            <text:p>0,4225</text:p>
          </table:table-cell>
          <table:table-cell office:value-type="float" office:value="0.3875">
            <text:p>0,3875</text:p>
          </table:table-cell>
          <table:table-cell office:value-type="float" office:value="0.33">
            <text:p>0,33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.3775">
            <text:p>0,3775</text:p>
          </table:table-cell>
          <table:table-cell table:formula="of:=AVERAGE([.B27:.L27])" office:value-type="float" office:value="0.337045454545455">
            <text:p>0,337045454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9">
            <text:p>0,29</text:p>
          </table:table-cell>
          <table:table-cell office:value-type="float" office:value="0.345">
            <text:p>0,345</text:p>
          </table:table-cell>
          <table:table-cell table:style-name="ce6" office:value-type="float" office:value="0.0075">
            <text:p>0,0075</text:p>
          </table:table-cell>
          <table:table-cell office:value-type="float" office:value="0.3">
            <text:p>0,3</text:p>
          </table:table-cell>
          <table:table-cell office:value-type="float" office:value="0.34">
            <text:p>0,34</text:p>
          </table:table-cell>
          <table:table-cell office:value-type="float" office:value="0.2875">
            <text:p>0,2875</text:p>
          </table:table-cell>
          <table:table-cell office:value-type="float" office:value="0.315">
            <text:p>0,31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345">
            <text:p>0,345</text:p>
          </table:table-cell>
          <table:table-cell office:value-type="float" office:value="0.28">
            <text:p>0,28</text:p>
          </table:table-cell>
          <table:table-cell table:formula="of:=AVERAGE([.B28:.L28])" office:value-type="float" office:value="0.277272727272727">
            <text:p>0,2772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6">
            <text:p>0,26</text:p>
          </table:table-cell>
          <table:table-cell office:value-type="float" office:value="0.3375">
            <text:p>0,3375</text:p>
          </table:table-cell>
          <table:table-cell table:style-name="ce6"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office:value-type="float" office:value="0.3175">
            <text:p>0,3175</text:p>
          </table:table-cell>
          <table:table-cell office:value-type="float" office:value="0.33">
            <text:p>0,33</text:p>
          </table:table-cell>
          <table:table-cell office:value-type="float" office:value="0.235">
            <text:p>0,23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3375">
            <text:p>0,3375</text:p>
          </table:table-cell>
          <table:table-cell table:formula="of:=AVERAGE([.B29:.L29])" office:value-type="float" office:value="0.276590909090909">
            <text:p>0,2765909091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34375">
            <text:p>0,334375</text:p>
          </table:table-cell>
          <table:table-cell office:value-type="float" office:value="0.3675">
            <text:p>0,3675</text:p>
          </table:table-cell>
          <table:table-cell table:style-name="ce6" office:value-type="float" office:value="0.004375">
            <text:p>0,004375</text:p>
          </table:table-cell>
          <table:table-cell office:value-type="float" office:value="0.33">
            <text:p>0,33</text:p>
          </table:table-cell>
          <table:table-cell office:value-type="float" office:value="0.363125">
            <text:p>0,363125</text:p>
          </table:table-cell>
          <table:table-cell table:number-columns-repeated="2" office:value-type="float" office:value="0.35625">
            <text:p>0,35625</text:p>
          </table:table-cell>
          <table:table-cell office:value-type="float" office:value="0.29875">
            <text:p>0,29875</text:p>
          </table:table-cell>
          <table:table-cell office:value-type="float" office:value="0.293125">
            <text:p>0,293125</text:p>
          </table:table-cell>
          <table:table-cell table:number-columns-repeated="2" office:value-type="float" office:value="0.3675">
            <text:p>0,3675</text:p>
          </table:table-cell>
          <table:table-cell table:formula="of:=AVERAGE([.B30:.L30])" office:value-type="float" office:value="0.312613636363636">
            <text:p>0,3126136364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10 epochs</text:p>
          </table:table-cell>
          <table:table-cell table:number-columns-repeated="12"/>
        </table:table-row>
        <table:table-row table:style-name="ro1">
          <table:table-cell office:value-type="string">
            <text:p>top k: 1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8">
            <text:p>0,8</text:p>
          </table:table-cell>
          <table:table-cell office:value-type="float" office:value="0.78">
            <text:p>0,78</text:p>
          </table:table-cell>
          <table:table-cell table:style-name="ce6" office:value-type="float" office:value="0.1625">
            <text:p>0,1625</text:p>
          </table:table-cell>
          <table:table-cell office:value-type="float" office:value="0.8">
            <text:p>0,8</text:p>
          </table:table-cell>
          <table:table-cell office:value-type="float" office:value="0.73">
            <text:p>0,73</text:p>
          </table:table-cell>
          <table:table-cell office:value-type="float" office:value="0.77">
            <text:p>0,77</text:p>
          </table:table-cell>
          <table:table-cell office:value-type="float" office:value="0.7875">
            <text:p>0,7875</text:p>
          </table:table-cell>
          <table:table-cell office:value-type="float" office:value="0.8025">
            <text:p>0,80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  <table:table-cell table:formula="of:=AVERAGE([.B37:.L37])" office:value-type="float" office:value="0.752954545454546">
            <text:p>0,752954545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7625">
            <text:p>0,7625</text:p>
          </table:table-cell>
          <table:table-cell office:value-type="float" office:value="0.7775">
            <text:p>0,7775</text:p>
          </table:table-cell>
          <table:table-cell table:style-name="ce6" office:value-type="float" office:value="0.115">
            <text:p>0,115</text:p>
          </table:table-cell>
          <table:table-cell office:value-type="float" office:value="0.83">
            <text:p>0,83</text:p>
          </table:table-cell>
          <table:table-cell office:value-type="float" office:value="0.7325">
            <text:p>0,7325</text:p>
          </table:table-cell>
          <table:table-cell office:value-type="float" office:value="0.7775">
            <text:p>0,7775</text:p>
          </table:table-cell>
          <table:table-cell office:value-type="float" office:value="0.7075">
            <text:p>0,7075</text:p>
          </table:table-cell>
          <table:table-cell office:value-type="float" office:value="0.83">
            <text:p>0,83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5">
            <text:p>0,85</text:p>
          </table:table-cell>
          <table:table-cell table:formula="of:=AVERAGE([.B38:.L38])" office:value-type="float" office:value="0.733636363636364">
            <text:p>0,7336363636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8225">
            <text:p>0,8225</text:p>
          </table:table-cell>
          <table:table-cell office:value-type="float" office:value="0.7025">
            <text:p>0,7025</text:p>
          </table:table-cell>
          <table:table-cell table:style-name="ce6" office:value-type="float" office:value="0.1525">
            <text:p>0,1525</text:p>
          </table:table-cell>
          <table:table-cell office:value-type="float" office:value="0.7675">
            <text:p>0,7675</text:p>
          </table:table-cell>
          <table:table-cell office:value-type="float" office:value="0.73">
            <text:p>0,73</text:p>
          </table:table-cell>
          <table:table-cell office:value-type="float" office:value="0.8225">
            <text:p>0,8225</text:p>
          </table:table-cell>
          <table:table-cell office:value-type="float" office:value="0.72">
            <text:p>0,72</text:p>
          </table:table-cell>
          <table:table-cell office:value-type="float" office:value="0.7675">
            <text:p>0,7675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3">
            <text:p>0,83</text:p>
          </table:table-cell>
          <table:table-cell table:formula="of:=AVERAGE([.B39:.L39])" office:value-type="float" office:value="0.728636363636364">
            <text:p>0,7286363636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8975">
            <text:p>0,8975</text:p>
          </table:table-cell>
          <table:table-cell office:value-type="float" office:value="0.74">
            <text:p>0,74</text:p>
          </table:table-cell>
          <table:table-cell table:style-name="ce6" office:value-type="float" office:value="0.1375">
            <text:p>0,1375</text:p>
          </table:table-cell>
          <table:table-cell office:value-type="float" office:value="0.785">
            <text:p>0,785</text:p>
          </table:table-cell>
          <table:table-cell office:value-type="float" office:value="0.7675">
            <text:p>0,7675</text:p>
          </table:table-cell>
          <table:table-cell office:value-type="float" office:value="0.86">
            <text:p>0,86</text:p>
          </table:table-cell>
          <table:table-cell office:value-type="float" office:value="0.795">
            <text:p>0,795</text:p>
          </table:table-cell>
          <table:table-cell office:value-type="float" office:value="0.785">
            <text:p>0,785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  <table:table-cell table:formula="of:=AVERAGE([.B40:.L40])" office:value-type="float" office:value="0.770909090909091">
            <text:p>0,7709090909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820625">
            <text:p>0,820625</text:p>
          </table:table-cell>
          <table:table-cell office:value-type="float" office:value="0.75">
            <text:p>0,75</text:p>
          </table:table-cell>
          <table:table-cell table:style-name="ce6" office:value-type="float" office:value="0.141875">
            <text:p>0,141875</text:p>
          </table:table-cell>
          <table:table-cell office:value-type="float" office:value="0.795625">
            <text:p>0,795625</text:p>
          </table:table-cell>
          <table:table-cell office:value-type="float" office:value="0.74">
            <text:p>0,74</text:p>
          </table:table-cell>
          <table:table-cell office:value-type="float" office:value="0.8075">
            <text:p>0,8075</text:p>
          </table:table-cell>
          <table:table-cell office:value-type="float" office:value="0.7525">
            <text:p>0,7525</text:p>
          </table:table-cell>
          <table:table-cell office:value-type="float" office:value="0.79625">
            <text:p>0,79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675">
            <text:p>0,8675</text:p>
          </table:table-cell>
          <table:table-cell table:formula="of:=AVERAGE([.B41:.L41])" office:value-type="float" office:value="0.746534090909091">
            <text:p>0,746534090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55">
            <text:p>0,355</text:p>
          </table:table-cell>
          <table:table-cell office:value-type="float" office:value="0.34">
            <text:p>0,34</text:p>
          </table:table-cell>
          <table:table-cell table:style-name="ce6" office:value-type="float" office:value="0.0175">
            <text:p>0,0175</text:p>
          </table:table-cell>
          <table:table-cell office:value-type="float" office:value="0.3675">
            <text:p>0,3675</text:p>
          </table:table-cell>
          <table:table-cell office:value-type="float" office:value="0.35">
            <text:p>0,35</text:p>
          </table:table-cell>
          <table:table-cell office:value-type="float" office:value="0.375">
            <text:p>0,375</text:p>
          </table:table-cell>
          <table:table-cell office:value-type="float" office:value="0.405">
            <text:p>0,405</text:p>
          </table:table-cell>
          <table:table-cell office:value-type="float" office:value="0.3525">
            <text:p>0,3525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3525">
            <text:p>0,3525</text:p>
          </table:table-cell>
          <table:table-cell table:formula="of:=AVERAGE([.B46:.L46])" office:value-type="float" office:value="0.326590909090909">
            <text:p>0,3265909091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325">
            <text:p>0,3325</text:p>
          </table:table-cell>
          <table:table-cell office:value-type="float" office:value="0.3375">
            <text:p>0,3375</text:p>
          </table:table-cell>
          <table:table-cell table:style-name="ce6" office:value-type="float" office:value="0.02">
            <text:p>0,02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2">
            <text:p>0,32</text:p>
          </table:table-cell>
          <table:table-cell office:value-type="float" office:value="0.3525">
            <text:p>0,3525</text:p>
          </table:table-cell>
          <table:table-cell office:value-type="float" office:value="0.365">
            <text:p>0,365</text:p>
          </table:table-cell>
          <table:table-cell office:value-type="float" office:value="0.335">
            <text:p>0,335</text:p>
          </table:table-cell>
          <table:table-cell table:number-columns-repeated="2" office:value-type="float" office:value="0.36">
            <text:p>0,36</text:p>
          </table:table-cell>
          <table:table-cell table:formula="of:=AVERAGE([.B47:.L47])" office:value-type="float" office:value="0.309545454545454">
            <text:p>0,309545454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2">
            <text:p>0,32</text:p>
          </table:table-cell>
          <table:table-cell office:value-type="float" office:value="0.3175">
            <text:p>0,3175</text:p>
          </table:table-cell>
          <table:table-cell table:style-name="ce6" office:value-type="float" office:value="0.0325">
            <text:p>0,0325</text:p>
          </table:table-cell>
          <table:table-cell office:value-type="float" office:value="0.3225">
            <text:p>0,3225</text:p>
          </table:table-cell>
          <table:table-cell office:value-type="float" office:value="0.2875">
            <text:p>0,2875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295">
            <text:p>0,295</text:p>
          </table:table-cell>
          <table:table-cell table:formula="of:=AVERAGE([.B48:.L48])" office:value-type="float" office:value="0.284318181818182">
            <text:p>0,2843181818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725">
            <text:p>0,2725</text:p>
          </table:table-cell>
          <table:table-cell office:value-type="float" office:value="0.26">
            <text:p>0,26</text:p>
          </table:table-cell>
          <table:table-cell table:style-name="ce6" office:value-type="float" office:value="0.02">
            <text:p>0,02</text:p>
          </table:table-cell>
          <table:table-cell office:value-type="float" office:value="0.2575">
            <text:p>0,257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2775">
            <text:p>0,2775</text:p>
          </table:table-cell>
          <table:table-cell office:value-type="float" office:value="0.2825">
            <text:p>0,2825</text:p>
          </table:table-cell>
          <table:table-cell table:number-columns-repeated="2" office:value-type="float" office:value="0.28">
            <text:p>0,28</text:p>
          </table:table-cell>
          <table:table-cell table:formula="of:=AVERAGE([.B49:.L49])" office:value-type="float" office:value="0.250681818181818">
            <text:p>0,2506818182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2">
            <text:p>0,32</text:p>
          </table:table-cell>
          <table:table-cell office:value-type="float" office:value="0.31375">
            <text:p>0,31375</text:p>
          </table:table-cell>
          <table:table-cell table:style-name="ce6" office:value-type="float" office:value="0.0225">
            <text:p>0,0225</text:p>
          </table:table-cell>
          <table:table-cell office:value-type="float" office:value="0.314375">
            <text:p>0,314375</text:p>
          </table:table-cell>
          <table:table-cell office:value-type="float" office:value="0.303125">
            <text:p>0,303125</text:p>
          </table:table-cell>
          <table:table-cell office:value-type="float" office:value="0.320625">
            <text:p>0,320625</text:p>
          </table:table-cell>
          <table:table-cell office:value-type="float" office:value="0.339375">
            <text:p>0,339375</text:p>
          </table:table-cell>
          <table:table-cell office:value-type="float" office:value="0.32625">
            <text:p>0,32625</text:p>
          </table:table-cell>
          <table:table-cell office:value-type="float" office:value="0.316875">
            <text:p>0,316875</text:p>
          </table:table-cell>
          <table:table-cell table:number-columns-repeated="2" office:value-type="float" office:value="0.321875">
            <text:p>0,321875</text:p>
          </table:table-cell>
          <table:table-cell table:formula="of:=AVERAGE([.B50:.L50])" office:value-type="float" office:value="0.292784090909091">
            <text:p>0,292784090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">
            <text:p>0,3</text:p>
          </table:table-cell>
          <table:table-cell office:value-type="float" office:value="0.2975">
            <text:p>0,2975</text:p>
          </table:table-cell>
          <table:table-cell table:style-name="ce6" office:value-type="float" office:value="0.0025">
            <text:p>0,0025</text:p>
          </table:table-cell>
          <table:table-cell office:value-type="float" office:value="0.28">
            <text:p>0,28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office:value-type="float" office:value="0.325">
            <text:p>0,325</text:p>
          </table:table-cell>
          <table:table-cell office:value-type="float" office:value="0.2675">
            <text:p>0,2675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275">
            <text:p>0,275</text:p>
          </table:table-cell>
          <table:table-cell table:formula="of:=AVERAGE([.B55:.L55])" office:value-type="float" office:value="0.266590909090909">
            <text:p>0,2665909091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2675">
            <text:p>0,2675</text:p>
          </table:table-cell>
          <table:table-cell office:value-type="float" office:value="0.31">
            <text:p>0,31</text:p>
          </table:table-cell>
          <table:table-cell table:style-name="ce6" office:value-type="float" office:value="0.0075">
            <text:p>0,0075</text:p>
          </table:table-cell>
          <table:table-cell table:number-columns-repeated="3" office:value-type="float" office:value="0.255">
            <text:p>0,255</text:p>
          </table:table-cell>
          <table:table-cell office:value-type="float" office:value="0.31">
            <text:p>0,31</text:p>
          </table:table-cell>
          <table:table-cell office:value-type="float" office:value="0.2425">
            <text:p>0,2425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.295">
            <text:p>0,295</text:p>
          </table:table-cell>
          <table:table-cell table:formula="of:=AVERAGE([.B56:.L56])" office:value-type="float" office:value="0.250227272727273">
            <text:p>0,2502272727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325">
            <text:p>0,2325</text:p>
          </table:table-cell>
          <table:table-cell office:value-type="float" office:value="0.2175">
            <text:p>0,2175</text:p>
          </table:table-cell>
          <table:table-cell table:style-name="ce6" office:value-type="float" office:value="0.0075">
            <text:p>0,0075</text:p>
          </table:table-cell>
          <table:table-cell office:value-type="float" office:value="0.235">
            <text:p>0,235</text:p>
          </table:table-cell>
          <table:table-cell office:value-type="float" office:value="0.2175">
            <text:p>0,2175</text:p>
          </table:table-cell>
          <table:table-cell office:value-type="float" office:value="0.2125">
            <text:p>0,2125</text:p>
          </table:table-cell>
          <table:table-cell office:value-type="float" office:value="0.255">
            <text:p>0,255</text:p>
          </table:table-cell>
          <table:table-cell office:value-type="float" office:value="0.22">
            <text:p>0,22</text:p>
          </table:table-cell>
          <table:table-cell office:value-type="float" office:value="0.235">
            <text:p>0,235</text:p>
          </table:table-cell>
          <table:table-cell table:number-columns-repeated="2" office:value-type="float" office:value="0.2375">
            <text:p>0,2375</text:p>
          </table:table-cell>
          <table:table-cell table:formula="of:=AVERAGE([.B57:.L57])" office:value-type="float" office:value="0.209772727272727">
            <text:p>0,2097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1">
            <text:p>0,21</text:p>
          </table:table-cell>
          <table:table-cell office:value-type="float" office:value="0.1975">
            <text:p>0,1975</text:p>
          </table:table-cell>
          <table:table-cell table:style-name="ce6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1825">
            <text:p>0,1825</text:p>
          </table:table-cell>
          <table:table-cell office:value-type="float" office:value="0.1925">
            <text:p>0,1925</text:p>
          </table:table-cell>
          <table:table-cell office:value-type="float" office:value="0.215">
            <text:p>0,215</text:p>
          </table:table-cell>
          <table:table-cell office:value-type="float" office:value="0.1875">
            <text:p>0,1875</text:p>
          </table:table-cell>
          <table:table-cell office:value-type="float" office:value="0.2125">
            <text:p>0,2125</text:p>
          </table:table-cell>
          <table:table-cell table:number-columns-repeated="2" office:value-type="float" office:value="0.205">
            <text:p>0,205</text:p>
          </table:table-cell>
          <table:table-cell table:formula="of:=AVERAGE([.B58:.L58])" office:value-type="float" office:value="0.184318181818182">
            <text:p>0,1843181818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525">
            <text:p>0,2525</text:p>
          </table:table-cell>
          <table:table-cell office:value-type="float" office:value="0.255625">
            <text:p>0,255625</text:p>
          </table:table-cell>
          <table:table-cell table:style-name="ce6" office:value-type="float" office:value="0.004375">
            <text:p>0,004375</text:p>
          </table:table-cell>
          <table:table-cell office:value-type="float" office:value="0.2475">
            <text:p>0,2475</text:p>
          </table:table-cell>
          <table:table-cell office:value-type="float" office:value="0.24125">
            <text:p>0,24125</text:p>
          </table:table-cell>
          <table:table-cell office:value-type="float" office:value="0.24">
            <text:p>0,24</text:p>
          </table:table-cell>
          <table:table-cell office:value-type="float" office:value="0.27625">
            <text:p>0,27625</text:p>
          </table:table-cell>
          <table:table-cell office:value-type="float" office:value="0.229375">
            <text:p>0,229375</text:p>
          </table:table-cell>
          <table:table-cell office:value-type="float" office:value="0.251875">
            <text:p>0,251875</text:p>
          </table:table-cell>
          <table:table-cell table:number-columns-repeated="2" office:value-type="float" office:value="0.253125">
            <text:p>0,253125</text:p>
          </table:table-cell>
          <table:table-cell table:formula="of:=AVERAGE([.B59:.L59])" office:value-type="float" office:value="0.227727272727273">
            <text:p>0,227727272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30 epochs</text:p>
          </table:table-cell>
          <table:table-cell table:number-columns-repeated="12"/>
        </table:table-row>
        <table:table-row table:style-name="ro1">
          <table:table-cell office:value-type="string">
            <text:p>top k: 1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675">
            <text:p>0,675</text:p>
          </table:table-cell>
          <table:table-cell office:value-type="float" office:value="0.6925">
            <text:p>0,6925</text:p>
          </table:table-cell>
          <table:table-cell table:style-name="ce6" office:value-type="float" office:value="0.1625">
            <text:p>0,1625</text:p>
          </table:table-cell>
          <table:table-cell office:value-type="float" office:value="0.8025">
            <text:p>0,8025</text:p>
          </table:table-cell>
          <table:table-cell office:value-type="float" office:value="0.7825">
            <text:p>0,7825</text:p>
          </table:table-cell>
          <table:table-cell office:value-type="float" office:value="0.8275">
            <text:p>0,8275</text:p>
          </table:table-cell>
          <table:table-cell office:value-type="float" office:value="0.7875">
            <text:p>0,7875</text:p>
          </table:table-cell>
          <table:table-cell office:value-type="float" office:value="0.7525">
            <text:p>0,75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  <table:table-cell table:formula="of:=AVERAGE([.B66:.L66])" office:value-type="float" office:value="0.739318181818182">
            <text:p>0,7393181818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6875">
            <text:p>0,6875</text:p>
          </table:table-cell>
          <table:table-cell office:value-type="float" office:value="0.665">
            <text:p>0,665</text:p>
          </table:table-cell>
          <table:table-cell table:style-name="ce6" office:value-type="float" office:value="0.115">
            <text:p>0,115</text:p>
          </table:table-cell>
          <table:table-cell office:value-type="float" office:value="0.83">
            <text:p>0,83</text:p>
          </table:table-cell>
          <table:table-cell office:value-type="float" office:value="0.76">
            <text:p>0,76</text:p>
          </table:table-cell>
          <table:table-cell office:value-type="float" office:value="0.8225">
            <text:p>0,8225</text:p>
          </table:table-cell>
          <table:table-cell office:value-type="float" office:value="0.7075">
            <text:p>0,7075</text:p>
          </table:table-cell>
          <table:table-cell office:value-type="float" office:value="0.79">
            <text:p>0,79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475">
            <text:p>0,8475</text:p>
          </table:table-cell>
          <table:table-cell table:formula="of:=AVERAGE([.B67:.L67])" office:value-type="float" office:value="0.719090909090909">
            <text:p>0,7190909091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6025">
            <text:p>0,6025</text:p>
          </table:table-cell>
          <table:table-cell office:value-type="float" office:value="0.64">
            <text:p>0,64</text:p>
          </table:table-cell>
          <table:table-cell table:style-name="ce6" office:value-type="float" office:value="0.1525">
            <text:p>0,1525</text:p>
          </table:table-cell>
          <table:table-cell office:value-type="float" office:value="0.795">
            <text:p>0,795</text:p>
          </table:table-cell>
          <table:table-cell office:value-type="float" office:value="0.76">
            <text:p>0,76</text:p>
          </table:table-cell>
          <table:table-cell office:value-type="float" office:value="0.7975">
            <text:p>0,7975</text:p>
          </table:table-cell>
          <table:table-cell office:value-type="float" office:value="0.74">
            <text:p>0,74</text:p>
          </table:table-cell>
          <table:table-cell office:value-type="float" office:value="0.67">
            <text:p>0,67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625">
            <text:p>0,8625</text:p>
          </table:table-cell>
          <table:table-cell table:formula="of:=AVERAGE([.B68:.L68])" office:value-type="float" office:value="0.704772727272727">
            <text:p>0,7047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61">
            <text:p>0,61</text:p>
          </table:table-cell>
          <table:table-cell office:value-type="float" office:value="0.6675">
            <text:p>0,6675</text:p>
          </table:table-cell>
          <table:table-cell table:style-name="ce6" office:value-type="float" office:value="0.1375">
            <text:p>0,1375</text:p>
          </table:table-cell>
          <table:table-cell office:value-type="float" office:value="0.785">
            <text:p>0,785</text:p>
          </table:table-cell>
          <table:table-cell office:value-type="float" office:value="0.7475">
            <text:p>0,7475</text:p>
          </table:table-cell>
          <table:table-cell office:value-type="float" office:value="0.8625">
            <text:p>0,8625</text:p>
          </table:table-cell>
          <table:table-cell office:value-type="float" office:value="0.7725">
            <text:p>0,7725</text:p>
          </table:table-cell>
          <table:table-cell office:value-type="float" office:value="0.67">
            <text:p>0,67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  <table:table-cell table:formula="of:=AVERAGE([.B69:.L69])" office:value-type="float" office:value="0.724090909090909">
            <text:p>0,7240909091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64375">
            <text:p>0,64375</text:p>
          </table:table-cell>
          <table:table-cell office:value-type="float" office:value="0.66625">
            <text:p>0,66625</text:p>
          </table:table-cell>
          <table:table-cell table:style-name="ce6" office:value-type="float" office:value="0.141875">
            <text:p>0,141875</text:p>
          </table:table-cell>
          <table:table-cell office:value-type="float" office:value="0.803125">
            <text:p>0,803125</text:p>
          </table:table-cell>
          <table:table-cell office:value-type="float" office:value="0.7625">
            <text:p>0,7625</text:p>
          </table:table-cell>
          <table:table-cell office:value-type="float" office:value="0.8275">
            <text:p>0,8275</text:p>
          </table:table-cell>
          <table:table-cell office:value-type="float" office:value="0.751875">
            <text:p>0,751875</text:p>
          </table:table-cell>
          <table:table-cell office:value-type="float" office:value="0.720625">
            <text:p>0,720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75">
            <text:p>0,875</text:p>
          </table:table-cell>
          <table:table-cell table:formula="of:=AVERAGE([.B70:.L70])" office:value-type="float" office:value="0.721818181818182">
            <text:p>0,72181818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175">
            <text:p>0,3175</text:p>
          </table:table-cell>
          <table:table-cell office:value-type="float" office:value="0.325">
            <text:p>0,325</text:p>
          </table:table-cell>
          <table:table-cell table:style-name="ce6" office:value-type="float" office:value="0.0175">
            <text:p>0,0175</text:p>
          </table:table-cell>
          <table:table-cell office:value-type="float" office:value="0.4075">
            <text:p>0,4075</text:p>
          </table:table-cell>
          <table:table-cell office:value-type="float" office:value="0.335">
            <text:p>0,335</text:p>
          </table:table-cell>
          <table:table-cell office:value-type="float" office:value="0.325">
            <text:p>0,325</text:p>
          </table:table-cell>
          <table:table-cell office:value-type="float" office:value="0.355">
            <text:p>0,355</text:p>
          </table:table-cell>
          <table:table-cell office:value-type="float" office:value="0.305">
            <text:p>0,30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34">
            <text:p>0,34</text:p>
          </table:table-cell>
          <table:table-cell table:formula="of:=AVERAGE([.B75:.L75])" office:value-type="float" office:value="0.311136363636364">
            <text:p>0,3111363636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125">
            <text:p>0,3125</text:p>
          </table:table-cell>
          <table:table-cell office:value-type="float" office:value="0.345">
            <text:p>0,345</text:p>
          </table:table-cell>
          <table:table-cell table:style-name="ce6" office:value-type="float" office:value="0.02">
            <text:p>0,02</text:p>
          </table:table-cell>
          <table:table-cell office:value-type="float" office:value="0.37">
            <text:p>0,37</text:p>
          </table:table-cell>
          <table:table-cell office:value-type="float" office:value="0.3825">
            <text:p>0,38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3225">
            <text:p>0,3225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.3475">
            <text:p>0,3475</text:p>
          </table:table-cell>
          <table:table-cell table:formula="of:=AVERAGE([.B76:.L76])" office:value-type="float" office:value="0.311818181818182">
            <text:p>0,3118181818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">
            <text:p>0,3</text:p>
          </table:table-cell>
          <table:table-cell office:value-type="float" office:value="0.31">
            <text:p>0,31</text:p>
          </table:table-cell>
          <table:table-cell table:style-name="ce6" office:value-type="float" office:value="0.0325">
            <text:p>0,0325</text:p>
          </table:table-cell>
          <table:table-cell office:value-type="float" office:value="0.32">
            <text:p>0,32</text:p>
          </table:table-cell>
          <table:table-cell office:value-type="float" office:value="0.295">
            <text:p>0,295</text:p>
          </table:table-cell>
          <table:table-cell office:value-type="float" office:value="0.3">
            <text:p>0,3</text:p>
          </table:table-cell>
          <table:table-cell office:value-type="float" office:value="0.3175">
            <text:p>0,3175</text:p>
          </table:table-cell>
          <table:table-cell office:value-type="float" office:value="0.28">
            <text:p>0,28</text:p>
          </table:table-cell>
          <table:table-cell office:value-type="float" office:value="0.295">
            <text:p>0,295</text:p>
          </table:table-cell>
          <table:table-cell table:number-columns-repeated="2" office:value-type="float" office:value="0.2925">
            <text:p>0,2925</text:p>
          </table:table-cell>
          <table:table-cell table:formula="of:=AVERAGE([.B77:.L77])" office:value-type="float" office:value="0.275909090909091">
            <text:p>0,2759090909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45">
            <text:p>0,245</text:p>
          </table:table-cell>
          <table:table-cell office:value-type="float" office:value="0.24">
            <text:p>0,24</text:p>
          </table:table-cell>
          <table:table-cell table:style-name="ce6" office:value-type="float" office:value="0.02">
            <text:p>0,02</text:p>
          </table:table-cell>
          <table:table-cell office:value-type="float" office:value="0.2775">
            <text:p>0,2775</text:p>
          </table:table-cell>
          <table:table-cell office:value-type="float" office:value="0.265">
            <text:p>0,26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75">
            <text:p>0,2575</text:p>
          </table:table-cell>
          <table:table-cell table:formula="of:=AVERAGE([.B78:.L78])" office:value-type="float" office:value="0.233409090909091">
            <text:p>0,2334090909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9375">
            <text:p>0,29375</text:p>
          </table:table-cell>
          <table:table-cell office:value-type="float" office:value="0.305">
            <text:p>0,305</text:p>
          </table:table-cell>
          <table:table-cell table:style-name="ce6" office:value-type="float" office:value="0.0225">
            <text:p>0,0225</text:p>
          </table:table-cell>
          <table:table-cell office:value-type="float" office:value="0.34375">
            <text:p>0,34375</text:p>
          </table:table-cell>
          <table:table-cell office:value-type="float" office:value="0.319375">
            <text:p>0,319375</text:p>
          </table:table-cell>
          <table:table-cell office:value-type="float" office:value="0.306875">
            <text:p>0,306875</text:p>
          </table:table-cell>
          <table:table-cell office:value-type="float" office:value="0.31125">
            <text:p>0,31125</text:p>
          </table:table-cell>
          <table:table-cell office:value-type="float" office:value="0.289375">
            <text:p>0,289375</text:p>
          </table:table-cell>
          <table:table-cell office:value-type="float" office:value="0.303125">
            <text:p>0,303125</text:p>
          </table:table-cell>
          <table:table-cell table:number-columns-repeated="2" office:value-type="float" office:value="0.309375">
            <text:p>0,309375</text:p>
          </table:table-cell>
          <table:table-cell table:formula="of:=AVERAGE([.B79:.L79])" office:value-type="float" office:value="0.283068181818182">
            <text:p>0,28306818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2675">
            <text:p>0,2675</text:p>
          </table:table-cell>
          <table:table-cell office:value-type="float" office:value="0.2925">
            <text:p>0,2925</text:p>
          </table:table-cell>
          <table:table-cell table:style-name="ce6" office:value-type="float" office:value="0.0025">
            <text:p>0,00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3025">
            <text:p>0,3025</text:p>
          </table:table-cell>
          <table:table-cell office:value-type="float" office:value="0.31">
            <text:p>0,31</text:p>
          </table:table-cell>
          <table:table-cell office:value-type="float" office:value="0.2625">
            <text:p>0,2625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285">
            <text:p>0,285</text:p>
          </table:table-cell>
          <table:table-cell table:formula="of:=AVERAGE([.B84:.L84])" office:value-type="float" office:value="0.260227272727273">
            <text:p>0,2602272727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2775">
            <text:p>0,2775</text:p>
          </table:table-cell>
          <table:table-cell office:value-type="float" office:value="0.32">
            <text:p>0,32</text:p>
          </table:table-cell>
          <table:table-cell table:style-name="ce6" office:value-type="float" office:value="0.0075">
            <text:p>0,0075</text:p>
          </table:table-cell>
          <table:table-cell office:value-type="float" office:value="0.28">
            <text:p>0,28</text:p>
          </table:table-cell>
          <table:table-cell office:value-type="float" office:value="0.2775">
            <text:p>0,2775</text:p>
          </table:table-cell>
          <table:table-cell office:value-type="float" office:value="0.27">
            <text:p>0,27</text:p>
          </table:table-cell>
          <table:table-cell office:value-type="float" office:value="0.2675">
            <text:p>0,2675</text:p>
          </table:table-cell>
          <table:table-cell office:value-type="float" office:value="0.27">
            <text:p>0,27</text:p>
          </table:table-cell>
          <table:table-cell office:value-type="float" office:value="0.275">
            <text:p>0,275</text:p>
          </table:table-cell>
          <table:table-cell table:number-columns-repeated="2" office:value-type="float" office:value="0.2675">
            <text:p>0,2675</text:p>
          </table:table-cell>
          <table:table-cell table:formula="of:=AVERAGE([.B85:.L85])" office:value-type="float" office:value="0.252727272727273">
            <text:p>0,2527272727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3">
            <text:p>0,23</text:p>
          </table:table-cell>
          <table:table-cell office:value-type="float" office:value="0.2225">
            <text:p>0,2225</text:p>
          </table:table-cell>
          <table:table-cell table:style-name="ce6" office:value-type="float" office:value="0.0075">
            <text:p>0,0075</text:p>
          </table:table-cell>
          <table:table-cell office:value-type="float" office:value="0.23">
            <text:p>0,23</text:p>
          </table:table-cell>
          <table:table-cell office:value-type="float" office:value="0.2175">
            <text:p>0,2175</text:p>
          </table:table-cell>
          <table:table-cell office:value-type="float" office:value="0.2225">
            <text:p>0,2225</text:p>
          </table:table-cell>
          <table:table-cell office:value-type="float" office:value="0.2275">
            <text:p>0,2275</text:p>
          </table:table-cell>
          <table:table-cell office:value-type="float" office:value="0.245">
            <text:p>0,245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.2475">
            <text:p>0,2475</text:p>
          </table:table-cell>
          <table:table-cell table:formula="of:=AVERAGE([.B86:.L86])" office:value-type="float" office:value="0.210681818181818">
            <text:p>0,2106818182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15">
            <text:p>0,215</text:p>
          </table:table-cell>
          <table:table-cell office:value-type="float" office:value="0.2075">
            <text:p>0,2075</text:p>
          </table:table-cell>
          <table:table-cell table:style-name="ce6" office:value-type="float" office:value="0">
            <text:p>0</text:p>
          </table:table-cell>
          <table:table-cell office:value-type="float" office:value="0.2125">
            <text:p>0,2125</text:p>
          </table:table-cell>
          <table:table-cell office:value-type="float" office:value="0.175">
            <text:p>0,175</text:p>
          </table:table-cell>
          <table:table-cell office:value-type="float" office:value="0.185">
            <text:p>0,185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.1975">
            <text:p>0,1975</text:p>
          </table:table-cell>
          <table:table-cell table:number-columns-repeated="2" office:value-type="float" office:value="0.2025">
            <text:p>0,2025</text:p>
          </table:table-cell>
          <table:table-cell table:formula="of:=AVERAGE([.B87:.L87])" office:value-type="float" office:value="0.181818181818182">
            <text:p>0,1818181818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475">
            <text:p>0,2475</text:p>
          </table:table-cell>
          <table:table-cell office:value-type="float" office:value="0.260625">
            <text:p>0,260625</text:p>
          </table:table-cell>
          <table:table-cell table:style-name="ce6" office:value-type="float" office:value="0.004375">
            <text:p>0,004375</text:p>
          </table:table-cell>
          <table:table-cell office:value-type="float" office:value="0.25">
            <text:p>0,25</text:p>
          </table:table-cell>
          <table:table-cell office:value-type="float" office:value="0.239375">
            <text:p>0,239375</text:p>
          </table:table-cell>
          <table:table-cell office:value-type="float" office:value="0.245">
            <text:p>0,245</text:p>
          </table:table-cell>
          <table:table-cell office:value-type="float" office:value="0.2525">
            <text:p>0,2525</text:p>
          </table:table-cell>
          <table:table-cell office:value-type="float" office:value="0.24375">
            <text:p>0,24375</text:p>
          </table:table-cell>
          <table:table-cell office:value-type="float" office:value="0.245625">
            <text:p>0,245625</text:p>
          </table:table-cell>
          <table:table-cell table:number-columns-repeated="2" office:value-type="float" office:value="0.250625">
            <text:p>0,250625</text:p>
          </table:table-cell>
          <table:table-cell table:formula="of:=AVERAGE([.B88:.L88])" office:value-type="float" office:value="0.226363636363636">
            <text:p>0,2263636364</text:p>
          </table:table-cell>
        </table:table-row>
        <table:table-row table:style-name="ro2" table:number-rows-repeated="4">
          <table:table-cell table:style-name="Default"/>
          <table:table-cell table:number-columns-repeated="12"/>
        </table:table-row>
        <table:table-row table:style-name="ro1">
          <table:table-cell office:value-type="string">
            <text:p>average; k = 10</text:p>
          </table:table-cell>
          <table:table-cell table:number-columns-repeated="12"/>
        </table:table-row>
        <table:table-row table:style-name="ro1">
          <table:table-cell office:value-type="string">
            <text:p>epoch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xp</text:p>
          </table:table-cell>
          <table:table-cell office:value-type="float" office:value="0.63625">
            <text:p>0,63625</text:p>
          </table:table-cell>
          <table:table-cell office:value-type="float" office:value="0.820625">
            <text:p>0,820625</text:p>
          </table:table-cell>
          <table:table-cell office:value-type="float" office:value="0.64375">
            <text:p>0,6437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c</text:p>
          </table:table-cell>
          <table:table-cell office:value-type="float" office:value="0.621875">
            <text:p>0,621875</text:p>
          </table:table-cell>
          <table:table-cell office:value-type="float" office:value="0.75">
            <text:p>0,75</text:p>
          </table:table-cell>
          <table:table-cell office:value-type="float" office:value="0.66625">
            <text:p>0,6662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1divt</text:p>
          </table:table-cell>
          <table:table-cell table:number-columns-repeated="3" table:style-name="ce5" office:value-type="float" office:value="0.141875">
            <text:p>0,141875</text:p>
          </table:table-cell>
          <table:table-cell table:number-columns-repeated="9"/>
        </table:table-row>
        <table:table-row table:style-name="ro1">
          <table:table-cell table:style-name="ce3" office:value-type="float" office:value="-6">
            <text:p>-6</text:p>
          </table:table-cell>
          <table:table-cell office:value-type="float" office:value="0.695625">
            <text:p>0,695625</text:p>
          </table:table-cell>
          <table:table-cell office:value-type="float" office:value="0.795625">
            <text:p>0,795625</text:p>
          </table:table-cell>
          <table:table-cell office:value-type="float" office:value="0.803125">
            <text:p>0,803125</text:p>
          </table:table-cell>
          <table:table-cell table:number-columns-repeated="9"/>
        </table:table-row>
        <table:table-row table:style-name="ro1">
          <table:table-cell table:style-name="ce3" office:value-type="float" office:value="-5">
            <text:p>-5</text:p>
          </table:table-cell>
          <table:table-cell office:value-type="float" office:value="0.700625">
            <text:p>0,700625</text:p>
          </table:table-cell>
          <table:table-cell office:value-type="float" office:value="0.74">
            <text:p>0,74</text:p>
          </table:table-cell>
          <table:table-cell office:value-type="float" office:value="0.7625">
            <text:p>0,7625</text:p>
          </table:table-cell>
          <table:table-cell table:number-columns-repeated="9"/>
        </table:table-row>
        <table:table-row table:style-name="ro1">
          <table:table-cell table:style-name="ce3" office:value-type="float" office:value="-4">
            <text:p>-4</text:p>
          </table:table-cell>
          <table:table-cell office:value-type="float" office:value="0.7225">
            <text:p>0,7225</text:p>
          </table:table-cell>
          <table:table-cell office:value-type="float" office:value="0.8075">
            <text:p>0,8075</text:p>
          </table:table-cell>
          <table:table-cell office:value-type="float" office:value="0.8275">
            <text:p>0,8275</text:p>
          </table:table-cell>
          <table:table-cell table:number-columns-repeated="9"/>
        </table:table-row>
        <table:table-row table:style-name="ro1">
          <table:table-cell table:style-name="ce3" office:value-type="float" office:value="-3">
            <text:p>-3</text:p>
          </table:table-cell>
          <table:table-cell office:value-type="float" office:value="0.7075">
            <text:p>0,7075</text:p>
          </table:table-cell>
          <table:table-cell office:value-type="float" office:value="0.7525">
            <text:p>0,7525</text:p>
          </table:table-cell>
          <table:table-cell office:value-type="float" office:value="0.751875">
            <text:p>0,751875</text:p>
          </table:table-cell>
          <table:table-cell table:number-columns-repeated="9"/>
        </table:table-row>
        <table:table-row table:style-name="ro1">
          <table:table-cell table:style-name="ce3" office:value-type="float" office:value="-2">
            <text:p>-2</text:p>
          </table:table-cell>
          <table:table-cell office:value-type="float" office:value="0.66">
            <text:p>0,66</text:p>
          </table:table-cell>
          <table:table-cell office:value-type="float" office:value="0.79625">
            <text:p>0,79625</text:p>
          </table:table-cell>
          <table:table-cell office:value-type="float" office:value="0.720625">
            <text:p>0,720625</text:p>
          </table:table-cell>
          <table:table-cell table:number-columns-repeated="9"/>
        </table:table-row>
        <table:table-row table:style-name="ro1">
          <table:table-cell table:style-name="ce3" office:value-type="float" office:value="-1">
            <text:p>-1</text:p>
          </table:table-cell>
          <table:table-cell office:value-type="float" office:value="0.51125">
            <text:p>0,51125</text:p>
          </table:table-cell>
          <table:table-cell table:number-columns-repeated="2" office:value-type="float" office:value="0.8725">
            <text:p>0,8725</text:p>
          </table:table-cell>
          <table:table-cell table:number-columns-repeated="9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.621875">
            <text:p>0,621875</text:p>
          </table:table-cell>
          <table:table-cell office:value-type="float" office:value="0.8675">
            <text:p>0,8675</text:p>
          </table:table-cell>
          <table:table-cell office:value-type="float" office:value="0.875">
            <text:p>0,875</text:p>
          </table:table-cell>
          <table:table-cell table:number-columns-repeated="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.621875">
            <text:p>0,621875</text:p>
          </table:table-cell>
          <table:table-cell office:value-type="float" office:value="0.8675">
            <text:p>0,8675</text:p>
          </table:table-cell>
          <table:table-cell office:value-type="float" office:value="0.875">
            <text:p>0,875</text:p>
          </table:table-cell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12"/>
        </table:table-row>
        <table:table-row table:style-name="ro1">
          <table:table-cell office:value-type="string">
            <text:p>average; k = 100</text:p>
          </table:table-cell>
          <table:table-cell table:number-columns-repeated="12"/>
        </table:table-row>
        <table:table-row table:style-name="ro1">
          <table:table-cell office:value-type="string">
            <text:p>epoch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xp</text:p>
          </table:table-cell>
          <table:table-cell office:value-type="float" office:value="0.34375">
            <text:p>0,34375</text:p>
          </table:table-cell>
          <table:table-cell office:value-type="float" office:value="0.32">
            <text:p>0,32</text:p>
          </table:table-cell>
          <table:table-cell office:value-type="float" office:value="0.29375">
            <text:p>0,2937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c</text:p>
          </table:table-cell>
          <table:table-cell office:value-type="float" office:value="0.39625">
            <text:p>0,39625</text:p>
          </table:table-cell>
          <table:table-cell office:value-type="float" office:value="0.31375">
            <text:p>0,31375</text:p>
          </table:table-cell>
          <table:table-cell office:value-type="float" office:value="0.305">
            <text:p>0,30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1divt</text:p>
          </table:table-cell>
          <table:table-cell table:number-columns-repeated="3" table:style-name="ce5" office:value-type="float" office:value="0.0225">
            <text:p>0,0225</text:p>
          </table:table-cell>
          <table:table-cell table:number-columns-repeated="9"/>
        </table:table-row>
        <table:table-row table:style-name="ro1">
          <table:table-cell table:style-name="ce3" office:value-type="float" office:value="-6">
            <text:p>-6</text:p>
          </table:table-cell>
          <table:table-cell office:value-type="float" office:value="0.35875">
            <text:p>0,35875</text:p>
          </table:table-cell>
          <table:table-cell office:value-type="float" office:value="0.314375">
            <text:p>0,314375</text:p>
          </table:table-cell>
          <table:table-cell office:value-type="float" office:value="0.34375">
            <text:p>0,34375</text:p>
          </table:table-cell>
          <table:table-cell table:number-columns-repeated="9"/>
        </table:table-row>
        <table:table-row table:style-name="ro1">
          <table:table-cell table:style-name="ce3" office:value-type="float" office:value="-5">
            <text:p>-5</text:p>
          </table:table-cell>
          <table:table-cell office:value-type="float" office:value="0.42125">
            <text:p>0,42125</text:p>
          </table:table-cell>
          <table:table-cell office:value-type="float" office:value="0.303125">
            <text:p>0,303125</text:p>
          </table:table-cell>
          <table:table-cell office:value-type="float" office:value="0.319375">
            <text:p>0,319375</text:p>
          </table:table-cell>
          <table:table-cell table:number-columns-repeated="9"/>
        </table:table-row>
        <table:table-row table:style-name="ro1">
          <table:table-cell table:style-name="ce3" office:value-type="float" office:value="-4">
            <text:p>-4</text:p>
          </table:table-cell>
          <table:table-cell office:value-type="float" office:value="0.35">
            <text:p>0,35</text:p>
          </table:table-cell>
          <table:table-cell office:value-type="float" office:value="0.320625">
            <text:p>0,320625</text:p>
          </table:table-cell>
          <table:table-cell office:value-type="float" office:value="0.306875">
            <text:p>0,306875</text:p>
          </table:table-cell>
          <table:table-cell table:number-columns-repeated="9"/>
        </table:table-row>
        <table:table-row table:style-name="ro1">
          <table:table-cell table:style-name="ce3" office:value-type="float" office:value="-3">
            <text:p>-3</text:p>
          </table:table-cell>
          <table:table-cell office:value-type="float" office:value="0.37">
            <text:p>0,37</text:p>
          </table:table-cell>
          <table:table-cell office:value-type="float" office:value="0.339375">
            <text:p>0,339375</text:p>
          </table:table-cell>
          <table:table-cell office:value-type="float" office:value="0.31125">
            <text:p>0,31125</text:p>
          </table:table-cell>
          <table:table-cell table:number-columns-repeated="9"/>
        </table:table-row>
        <table:table-row table:style-name="ro1">
          <table:table-cell table:style-name="ce3" office:value-type="float" office:value="-2">
            <text:p>-2</text:p>
          </table:table-cell>
          <table:table-cell office:value-type="float" office:value="0.31875">
            <text:p>0,31875</text:p>
          </table:table-cell>
          <table:table-cell office:value-type="float" office:value="0.32625">
            <text:p>0,32625</text:p>
          </table:table-cell>
          <table:table-cell office:value-type="float" office:value="0.289375">
            <text:p>0,289375</text:p>
          </table:table-cell>
          <table:table-cell table:number-columns-repeated="9"/>
        </table:table-row>
        <table:table-row table:style-name="ro1">
          <table:table-cell table:style-name="ce3" office:value-type="float" office:value="-1">
            <text:p>-1</text:p>
          </table:table-cell>
          <table:table-cell office:value-type="float" office:value="0.326875">
            <text:p>0,326875</text:p>
          </table:table-cell>
          <table:table-cell office:value-type="float" office:value="0.316875">
            <text:p>0,316875</text:p>
          </table:table-cell>
          <table:table-cell office:value-type="float" office:value="0.303125">
            <text:p>0,303125</text:p>
          </table:table-cell>
          <table:table-cell table:number-columns-repeated="9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.39625">
            <text:p>0,39625</text:p>
          </table:table-cell>
          <table:table-cell office:value-type="float" office:value="0.321875">
            <text:p>0,321875</text:p>
          </table:table-cell>
          <table:table-cell office:value-type="float" office:value="0.309375">
            <text:p>0,309375</text:p>
          </table:table-cell>
          <table:table-cell table:number-columns-repeated="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.39625">
            <text:p>0,39625</text:p>
          </table:table-cell>
          <table:table-cell office:value-type="float" office:value="0.321875">
            <text:p>0,321875</text:p>
          </table:table-cell>
          <table:table-cell office:value-type="float" office:value="0.309375">
            <text:p>0,309375</text:p>
          </table:table-cell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12"/>
        </table:table-row>
        <table:table-row table:style-name="ro1">
          <table:table-cell office:value-type="string">
            <text:p>average; k = 1000</text:p>
          </table:table-cell>
          <table:table-cell table:number-columns-repeated="12"/>
        </table:table-row>
        <table:table-row table:style-name="ro1">
          <table:table-cell office:value-type="string">
            <text:p>epoch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xp</text:p>
          </table:table-cell>
          <table:table-cell office:value-type="float" office:value="0.334375">
            <text:p>0,334375</text:p>
          </table:table-cell>
          <table:table-cell office:value-type="float" office:value="0.2525">
            <text:p>0,2525</text:p>
          </table:table-cell>
          <table:table-cell office:value-type="float" office:value="0.2475">
            <text:p>0,247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c</text:p>
          </table:table-cell>
          <table:table-cell office:value-type="float" office:value="0.3675">
            <text:p>0,3675</text:p>
          </table:table-cell>
          <table:table-cell office:value-type="float" office:value="0.255625">
            <text:p>0,255625</text:p>
          </table:table-cell>
          <table:table-cell office:value-type="float" office:value="0.260625">
            <text:p>0,26062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1divt</text:p>
          </table:table-cell>
          <table:table-cell table:number-columns-repeated="3" table:style-name="ce5" office:value-type="float" office:value="0.004375">
            <text:p>0,004375</text:p>
          </table:table-cell>
          <table:table-cell table:number-columns-repeated="9"/>
        </table:table-row>
        <table:table-row table:style-name="ro1">
          <table:table-cell table:style-name="ce3" office:value-type="float" office:value="-6">
            <text:p>-6</text:p>
          </table:table-cell>
          <table:table-cell office:value-type="float" office:value="0.33">
            <text:p>0,33</text:p>
          </table:table-cell>
          <table:table-cell office:value-type="float" office:value="0.2475">
            <text:p>0,2475</text:p>
          </table:table-cell>
          <table:table-cell office:value-type="float" office:value="0.25">
            <text:p>0,25</text:p>
          </table:table-cell>
          <table:table-cell table:number-columns-repeated="9"/>
        </table:table-row>
        <table:table-row table:style-name="ro1">
          <table:table-cell table:style-name="ce3" office:value-type="float" office:value="-5">
            <text:p>-5</text:p>
          </table:table-cell>
          <table:table-cell office:value-type="float" office:value="0.363125">
            <text:p>0,363125</text:p>
          </table:table-cell>
          <table:table-cell office:value-type="float" office:value="0.24125">
            <text:p>0,24125</text:p>
          </table:table-cell>
          <table:table-cell office:value-type="float" office:value="0.239375">
            <text:p>0,239375</text:p>
          </table:table-cell>
          <table:table-cell table:number-columns-repeated="9"/>
        </table:table-row>
        <table:table-row table:style-name="ro1">
          <table:table-cell table:style-name="ce3" office:value-type="float" office:value="-4">
            <text:p>-4</text:p>
          </table:table-cell>
          <table:table-cell office:value-type="float" office:value="0.35625">
            <text:p>0,35625</text:p>
          </table:table-cell>
          <table:table-cell office:value-type="float" office:value="0.24">
            <text:p>0,24</text:p>
          </table:table-cell>
          <table:table-cell office:value-type="float" office:value="0.245">
            <text:p>0,245</text:p>
          </table:table-cell>
          <table:table-cell table:number-columns-repeated="9"/>
        </table:table-row>
        <table:table-row table:style-name="ro1">
          <table:table-cell table:style-name="ce3" office:value-type="float" office:value="-3">
            <text:p>-3</text:p>
          </table:table-cell>
          <table:table-cell office:value-type="float" office:value="0.35625">
            <text:p>0,35625</text:p>
          </table:table-cell>
          <table:table-cell office:value-type="float" office:value="0.27625">
            <text:p>0,27625</text:p>
          </table:table-cell>
          <table:table-cell office:value-type="float" office:value="0.2525">
            <text:p>0,2525</text:p>
          </table:table-cell>
          <table:table-cell table:number-columns-repeated="9"/>
        </table:table-row>
        <table:table-row table:style-name="ro1">
          <table:table-cell table:style-name="ce3" office:value-type="float" office:value="-2">
            <text:p>-2</text:p>
          </table:table-cell>
          <table:table-cell office:value-type="float" office:value="0.29875">
            <text:p>0,29875</text:p>
          </table:table-cell>
          <table:table-cell office:value-type="float" office:value="0.229375">
            <text:p>0,229375</text:p>
          </table:table-cell>
          <table:table-cell office:value-type="float" office:value="0.24375">
            <text:p>0,24375</text:p>
          </table:table-cell>
          <table:table-cell table:number-columns-repeated="9"/>
        </table:table-row>
        <table:table-row table:style-name="ro1">
          <table:table-cell table:style-name="ce3" office:value-type="float" office:value="-1">
            <text:p>-1</text:p>
          </table:table-cell>
          <table:table-cell office:value-type="float" office:value="0.293125">
            <text:p>0,293125</text:p>
          </table:table-cell>
          <table:table-cell office:value-type="float" office:value="0.251875">
            <text:p>0,251875</text:p>
          </table:table-cell>
          <table:table-cell office:value-type="float" office:value="0.245625">
            <text:p>0,245625</text:p>
          </table:table-cell>
          <table:table-cell table:number-columns-repeated="9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.3675">
            <text:p>0,3675</text:p>
          </table:table-cell>
          <table:table-cell office:value-type="float" office:value="0.253125">
            <text:p>0,253125</text:p>
          </table:table-cell>
          <table:table-cell office:value-type="float" office:value="0.250625">
            <text:p>0,250625</text:p>
          </table:table-cell>
          <table:table-cell table:number-columns-repeated="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.3675">
            <text:p>0,3675</text:p>
          </table:table-cell>
          <table:table-cell office:value-type="float" office:value="0.253125">
            <text:p>0,253125</text:p>
          </table:table-cell>
          <table:table-cell office:value-type="float" office:value="0.250625">
            <text:p>0,250625</text:p>
          </table:table-cell>
          <table:table-cell table:number-columns-repeated="9"/>
        </table:table-row>
        <table:table-row table:style-name="ro2" table:number-rows-repeated="19">
          <table:table-cell table:style-name="Default"/>
          <table:table-cell table:number-columns-repeated="12"/>
        </table:table-row>
        <table:table-row table:style-name="ro1">
          <table:table-cell office:value-type="string">
            <text:p>Epochs: 10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Learning rate: 1divt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00">
            <text:p>1000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4" office:value-type="string">
            <text:p>small on books:</text:p>
          </table:table-cell>
          <table:table-cell table:style-name="ce5" office:value-type="float" office:value="0.1625">
            <text:p>0,1625</text:p>
          </table:table-cell>
          <table:table-cell table:style-name="ce5" office:value-type="float" office:value="0.0175">
            <text:p>0,0175</text:p>
          </table:table-cell>
          <table:table-cell table:style-name="ce5" office:value-type="float" office:value="0.0025">
            <text:p>0,0025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4" office:value-type="string">
            <text:p>small on dvd:</text:p>
          </table:table-cell>
          <table:table-cell table:style-name="ce5" office:value-type="float" office:value="0.115">
            <text:p>0,115</text:p>
          </table:table-cell>
          <table:table-cell table:style-name="ce5" office:value-type="float" office:value="0.02">
            <text:p>0,02</text:p>
          </table:table-cell>
          <table:table-cell table:style-name="ce5" office:value-type="float" office:value="0.0075">
            <text:p>0,0075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4" office:value-type="string">
            <text:p>small on electronics:</text:p>
          </table:table-cell>
          <table:table-cell table:style-name="ce5" office:value-type="float" office:value="0.1525">
            <text:p>0,1525</text:p>
          </table:table-cell>
          <table:table-cell table:style-name="ce5" office:value-type="float" office:value="0.0325">
            <text:p>0,0325</text:p>
          </table:table-cell>
          <table:table-cell table:style-name="ce5" office:value-type="float" office:value="0.0075">
            <text:p>0,0075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4" office:value-type="string">
            <text:p>small on kitchen:</text:p>
          </table:table-cell>
          <table:table-cell table:style-name="ce5" office:value-type="float" office:value="0.1375">
            <text:p>0,1375</text:p>
          </table:table-cell>
          <table:table-cell table:style-name="ce5" office:value-type="float" office:value="0.02">
            <text:p>0,02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4" office:value-type="string">
            <text:p>small on cat:</text:p>
          </table:table-cell>
          <table:table-cell table:style-name="ce5" office:value-type="float" office:value="0.141875">
            <text:p>0,141875</text:p>
          </table:table-cell>
          <table:table-cell table:style-name="ce5" office:value-type="float" office:value="0.0225">
            <text:p>0,0225</text:p>
          </table:table-cell>
          <table:table-cell table:style-name="ce5" office:value-type="float" office:value="0.004375">
            <text:p>0,004375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4"/>
          <table:table-cell table:style-name="ce5" table:number-columns-repeated="4"/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2" table:number-rows-repeated="8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>
            <text:p>- Epochen:zwischen 10 und 30 kein großer Unterschied, also am besten 10</text:p>
          </table:table-cell>
          <table:table-cell table:number-columns-repeated="12"/>
        </table:table-row>
        <table:table-row table:style-name="ro1">
          <table:table-cell table:style-name="Default" office:value-type="string">
            <text:p>- Learning Rate: 1divt bei weitem am besten</text:p>
          </table:table-cell>
          <table:table-cell table:number-columns-repeated="12"/>
        </table:table-row>
        <table:table-row table:style-name="ro1">
          <table:table-cell table:style-name="Default" office:value-type="string">
            <text:p>- topK: je mehr features, desto besser</text:p>
          </table:table-cell>
          <table:table-cell table:number-columns-repeated="12"/>
        </table:table-row>
        <table:table-row table:style-name="ro1">
          <table:table-cell table:style-name="Default" office:value-type="string">
            <text:p>- für k = 1000 features hat kitchen quasi keinen Fehler, dann kommt books, aber alle Werte ziemlich gut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 Schröck</meta:initial-creator>
    <meta:creation-date>2013-06-27T12:45:48</meta:creation-date>
    <dc:date>2013-06-27T17:00:43</dc:date>
    <dc:creator>Jasmin Schröck</dc:creator>
    <meta:editing-duration>PT1H30M52S</meta:editing-duration>
    <meta:editing-cycles>14</meta:editing-cycles>
    <meta:generator>LibreOffice/3.5$Linux_x86 LibreOffice_project/350m1$Build-2</meta:generator>
    <meta:document-statistic meta:table-count="3" meta:cell-count="8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15cm" xlink:href=".." xlink:type="simple" chart:class="chart:bar" chart:style-name="ch1">
        <chart:title svg:x="3.707cm" svg:y="0.316cm" chart:style-name="ch2">
          <text:p>Average Results per Learning Rate; k = 10</text:p>
        </chart:title>
        <chart:legend chart:legend-position="end" svg:x="14.896cm" svg:y="3.71cm" style:legend-expansion="high" chart:style-name="ch3"/>
        <chart:plot-area chart:style-name="ch4" table:cell-range-address="Sheet1.A94:Sheet1.D105" chart:data-source-has-labels="both" svg:x="0.77cm" svg:y="1.635cm" svg:width="13.486cm" svg:height="6.78cm">
          <chartooo:coordinate-region svg:x="1.497cm" svg:y="1.834cm" svg:width="12.759cm" svg:height="5.934cm"/>
          <chart:axis chart:dimension="x" chart:name="primary-x" chart:style-name="ch5" chartooo:axis-type="auto">
            <chartooo:date-scale/>
            <chart:categories table:cell-range-address="Sheet1.A95:Sheet1.A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5:Sheet1.B105" chart:label-cell-address="Sheet1.B94:Sheet1.B94" chart:class="chart:bar">
            <chart:data-point chart:repeated="11"/>
          </chart:series>
          <chart:series chart:style-name="ch9" chart:values-cell-range-address="Sheet1.C95:Sheet1.C105" chart:label-cell-address="Sheet1.C94:Sheet1.C94" chart:class="chart:bar">
            <chart:data-point chart:repeated="11"/>
          </chart:series>
          <chart:series chart:style-name="ch10" chart:values-cell-range-address="Sheet1.D95:Sheet1.D105" chart:label-cell-address="Sheet1.D94:Sheet1.D9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94:Sheet1.B94</svg:desc>
                </draw:g>
              </table:table-cell>
              <table:table-cell office:value-type="string">
                <text:p>10</text:p>
                <draw:g>
                  <svg:desc>Sheet1.C94:Sheet1.C94</svg:desc>
                </draw:g>
              </table:table-cell>
              <table:table-cell office:value-type="string">
                <text:p>30</text:p>
                <draw:g>
                  <svg:desc>Sheet1.D94:Sheet1.D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Sheet1.A95:Sheet1.A105</svg:desc>
                </draw:g>
              </table:table-cell>
              <table:table-cell office:value-type="float" office:value="0.63625">
                <text:p>0.63625</text:p>
                <draw:g>
                  <svg:desc>Sheet1.B95:Sheet1.B105</svg:desc>
                </draw:g>
              </table:table-cell>
              <table:table-cell office:value-type="float" office:value="0.820625">
                <text:p>0.820625</text:p>
                <draw:g>
                  <svg:desc>Sheet1.C95:Sheet1.C105</svg:desc>
                </draw:g>
              </table:table-cell>
              <table:table-cell office:value-type="float" office:value="0.64375">
                <text:p>0.64375</text:p>
                <draw:g>
                  <svg:desc>Sheet1.D95:Sheet1.D105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0.621875">
                <text:p>0.621875</text:p>
              </table:table-cell>
              <table:table-cell office:value-type="float" office:value="0.75">
                <text:p>0.75</text:p>
              </table:table-cell>
              <table:table-cell office:value-type="float" office:value="0.66625">
                <text:p>0.66625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0.141875">
                <text:p>0.141875</text:p>
              </table:table-cell>
              <table:table-cell office:value-type="float" office:value="0.141875">
                <text:p>0.141875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695625">
                <text:p>0.695625</text:p>
              </table:table-cell>
              <table:table-cell office:value-type="float" office:value="0.795625">
                <text:p>0.795625</text:p>
              </table:table-cell>
              <table:table-cell office:value-type="float" office:value="0.803125">
                <text:p>0.803125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700625">
                <text:p>0.700625</text:p>
              </table:table-cell>
              <table:table-cell office:value-type="float" office:value="0.74">
                <text:p>0.74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7225">
                <text:p>0.7225</text:p>
              </table:table-cell>
              <table:table-cell office:value-type="float" office:value="0.8075">
                <text:p>0.8075</text:p>
              </table:table-cell>
              <table:table-cell office:value-type="float" office:value="0.8275">
                <text:p>0.827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7075">
                <text:p>0.7075</text:p>
              </table:table-cell>
              <table:table-cell office:value-type="float" office:value="0.7525">
                <text:p>0.7525</text:p>
              </table:table-cell>
              <table:table-cell office:value-type="float" office:value="0.751875">
                <text:p>0.751875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66">
                <text:p>0.66</text:p>
              </table:table-cell>
              <table:table-cell office:value-type="float" office:value="0.79625">
                <text:p>0.79625</text:p>
              </table:table-cell>
              <table:table-cell office:value-type="float" office:value="0.720625">
                <text:p>0.72062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51125">
                <text:p>0.51125</text:p>
              </table:table-cell>
              <table:table-cell office:value-type="float" office:value="0.8725">
                <text:p>0.8725</text:p>
              </table:table-cell>
              <table:table-cell office:value-type="float" office:value="0.8725">
                <text:p>0.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621875">
                <text:p>0.621875</text:p>
              </table:table-cell>
              <table:table-cell office:value-type="float" office:value="0.8675">
                <text:p>0.86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21875">
                <text:p>0.621875</text:p>
              </table:table-cell>
              <table:table-cell office:value-type="float" office:value="0.8675">
                <text:p>0.8675</text:p>
              </table:table-cell>
              <table:table-cell office:value-type="float" office:value="0.875">
                <text:p>0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Average Results per Learning Rate; k = 100</text:p>
        </chart:title>
        <chart:legend chart:legend-position="end" svg:x="14.874cm" svg:y="3.703cm" style:legend-expansion="high" chart:style-name="ch3"/>
        <chart:plot-area chart:style-name="ch4" table:cell-range-address="Sheet1.A111:Sheet1.D122" chart:data-source-has-labels="both" svg:x="0.77cm" svg:y="1.635cm" svg:width="13.465cm" svg:height="6.765cm">
          <chartooo:coordinate-region svg:x="1.682cm" svg:y="1.835cm" svg:width="12.553cm" svg:height="5.918cm"/>
          <chart:axis chart:dimension="x" chart:name="primary-x" chart:style-name="ch5" chartooo:axis-type="auto">
            <chartooo:date-scale/>
            <chart:categories table:cell-range-address="Sheet1.A112:Sheet1.A1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2:Sheet1.B122" chart:label-cell-address="Sheet1.B111:Sheet1.B111" chart:class="chart:bar">
            <chart:data-point chart:repeated="11"/>
          </chart:series>
          <chart:series chart:style-name="ch9" chart:values-cell-range-address="Sheet1.C112:Sheet1.C122" chart:label-cell-address="Sheet1.C111:Sheet1.C111" chart:class="chart:bar">
            <chart:data-point chart:repeated="11"/>
          </chart:series>
          <chart:series chart:style-name="ch10" chart:values-cell-range-address="Sheet1.D112:Sheet1.D122" chart:label-cell-address="Sheet1.D111:Sheet1.D11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11:Sheet1.B111</svg:desc>
                </draw:g>
              </table:table-cell>
              <table:table-cell office:value-type="string">
                <text:p>10</text:p>
                <draw:g>
                  <svg:desc>Sheet1.C111:Sheet1.C111</svg:desc>
                </draw:g>
              </table:table-cell>
              <table:table-cell office:value-type="string">
                <text:p>30</text:p>
                <draw:g>
                  <svg:desc>Sheet1.D111:Sheet1.D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Sheet1.A112:Sheet1.A122</svg:desc>
                </draw:g>
              </table:table-cell>
              <table:table-cell office:value-type="float" office:value="0.34375">
                <text:p>0.34375</text:p>
                <draw:g>
                  <svg:desc>Sheet1.B112:Sheet1.B122</svg:desc>
                </draw:g>
              </table:table-cell>
              <table:table-cell office:value-type="float" office:value="0.32">
                <text:p>0.32</text:p>
                <draw:g>
                  <svg:desc>Sheet1.C112:Sheet1.C122</svg:desc>
                </draw:g>
              </table:table-cell>
              <table:table-cell office:value-type="float" office:value="0.29375">
                <text:p>0.29375</text:p>
                <draw:g>
                  <svg:desc>Sheet1.D112:Sheet1.D122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0.39625">
                <text:p>0.39625</text:p>
              </table:table-cell>
              <table:table-cell office:value-type="float" office:value="0.31375">
                <text:p>0.3137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35875">
                <text:p>0.35875</text:p>
              </table:table-cell>
              <table:table-cell office:value-type="float" office:value="0.314375">
                <text:p>0.314375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42125">
                <text:p>0.42125</text:p>
              </table:table-cell>
              <table:table-cell office:value-type="float" office:value="0.303125">
                <text:p>0.303125</text:p>
              </table:table-cell>
              <table:table-cell office:value-type="float" office:value="0.319375">
                <text:p>0.31937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35">
                <text:p>0.35</text:p>
              </table:table-cell>
              <table:table-cell office:value-type="float" office:value="0.320625">
                <text:p>0.320625</text:p>
              </table:table-cell>
              <table:table-cell office:value-type="float" office:value="0.306875">
                <text:p>0.30687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37">
                <text:p>0.37</text:p>
              </table:table-cell>
              <table:table-cell office:value-type="float" office:value="0.339375">
                <text:p>0.339375</text:p>
              </table:table-cell>
              <table:table-cell office:value-type="float" office:value="0.31125">
                <text:p>0.31125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31875">
                <text:p>0.31875</text:p>
              </table:table-cell>
              <table:table-cell office:value-type="float" office:value="0.32625">
                <text:p>0.32625</text:p>
              </table:table-cell>
              <table:table-cell office:value-type="float" office:value="0.289375">
                <text:p>0.28937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326875">
                <text:p>0.326875</text:p>
              </table:table-cell>
              <table:table-cell office:value-type="float" office:value="0.316875">
                <text:p>0.316875</text:p>
              </table:table-cell>
              <table:table-cell office:value-type="float" office:value="0.303125">
                <text:p>0.3031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39625">
                <text:p>0.39625</text:p>
              </table:table-cell>
              <table:table-cell office:value-type="float" office:value="0.321875">
                <text:p>0.32187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9625">
                <text:p>0.39625</text:p>
              </table:table-cell>
              <table:table-cell office:value-type="float" office:value="0.321875">
                <text:p>0.321875</text:p>
              </table:table-cell>
              <table:table-cell office:value-type="float" office:value="0.309375">
                <text:p>0.30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9cm" svg:y="0.316cm" chart:style-name="ch2">
          <text:p>Average Results per Learning Rate; k = 1000</text:p>
        </chart:title>
        <chart:legend chart:legend-position="end" svg:x="14.874cm" svg:y="3.703cm" style:legend-expansion="high" chart:style-name="ch3"/>
        <chart:plot-area chart:style-name="ch4" table:cell-range-address="Sheet1.A129:Sheet1.D140" chart:data-source-has-labels="both" svg:x="0.77cm" svg:y="1.635cm" svg:width="13.465cm" svg:height="6.765cm">
          <chartooo:coordinate-region svg:x="1.682cm" svg:y="1.835cm" svg:width="12.553cm" svg:height="5.918cm"/>
          <chart:axis chart:dimension="x" chart:name="primary-x" chart:style-name="ch5" chartooo:axis-type="auto">
            <chartooo:date-scale/>
            <chart:categories table:cell-range-address="Sheet1.A130:Sheet1.A1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0:Sheet1.B140" chart:label-cell-address="Sheet1.B129:Sheet1.B129" chart:class="chart:bar">
            <chart:data-point chart:repeated="11"/>
          </chart:series>
          <chart:series chart:style-name="ch9" chart:values-cell-range-address="Sheet1.C130:Sheet1.C140" chart:label-cell-address="Sheet1.C129:Sheet1.C129" chart:class="chart:bar">
            <chart:data-point chart:repeated="11"/>
          </chart:series>
          <chart:series chart:style-name="ch10" chart:values-cell-range-address="Sheet1.D130:Sheet1.D140" chart:label-cell-address="Sheet1.D129:Sheet1.D12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29:Sheet1.B129</svg:desc>
                </draw:g>
              </table:table-cell>
              <table:table-cell office:value-type="string">
                <text:p>10</text:p>
                <draw:g>
                  <svg:desc>Sheet1.C129:Sheet1.C129</svg:desc>
                </draw:g>
              </table:table-cell>
              <table:table-cell office:value-type="string">
                <text:p>30</text:p>
                <draw:g>
                  <svg:desc>Sheet1.D129:Sheet1.D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Sheet1.A130:Sheet1.A140</svg:desc>
                </draw:g>
              </table:table-cell>
              <table:table-cell office:value-type="float" office:value="0.334375">
                <text:p>0.334375</text:p>
                <draw:g>
                  <svg:desc>Sheet1.B130:Sheet1.B140</svg:desc>
                </draw:g>
              </table:table-cell>
              <table:table-cell office:value-type="float" office:value="0.2525">
                <text:p>0.2525</text:p>
                <draw:g>
                  <svg:desc>Sheet1.C130:Sheet1.C140</svg:desc>
                </draw:g>
              </table:table-cell>
              <table:table-cell office:value-type="float" office:value="0.2475">
                <text:p>0.2475</text:p>
                <draw:g>
                  <svg:desc>Sheet1.D130:Sheet1.D140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0.3675">
                <text:p>0.3675</text:p>
              </table:table-cell>
              <table:table-cell office:value-type="float" office:value="0.255625">
                <text:p>0.255625</text:p>
              </table:table-cell>
              <table:table-cell office:value-type="float" office:value="0.260625">
                <text:p>0.260625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0.004375">
                <text:p>0.004375</text:p>
              </table:table-cell>
              <table:table-cell office:value-type="float" office:value="0.004375">
                <text:p>0.004375</text:p>
              </table:table-cell>
              <table:table-cell office:value-type="float" office:value="0.004375">
                <text:p>0.00437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33">
                <text:p>0.33</text:p>
              </table:table-cell>
              <table:table-cell office:value-type="float" office:value="0.2475">
                <text:p>0.24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363125">
                <text:p>0.363125</text:p>
              </table:table-cell>
              <table:table-cell office:value-type="float" office:value="0.24125">
                <text:p>0.24125</text:p>
              </table:table-cell>
              <table:table-cell office:value-type="float" office:value="0.239375">
                <text:p>0.23937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35625">
                <text:p>0.35625</text:p>
              </table:table-cell>
              <table:table-cell office:value-type="float" office:value="0.24">
                <text:p>0.24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35625">
                <text:p>0.35625</text:p>
              </table:table-cell>
              <table:table-cell office:value-type="float" office:value="0.27625">
                <text:p>0.27625</text:p>
              </table:table-cell>
              <table:table-cell office:value-type="float" office:value="0.2525">
                <text:p>0.2525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29875">
                <text:p>0.29875</text:p>
              </table:table-cell>
              <table:table-cell office:value-type="float" office:value="0.229375">
                <text:p>0.229375</text:p>
              </table:table-cell>
              <table:table-cell office:value-type="float" office:value="0.24375">
                <text:p>0.2437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293125">
                <text:p>0.293125</text:p>
              </table:table-cell>
              <table:table-cell office:value-type="float" office:value="0.251875">
                <text:p>0.251875</text:p>
              </table:table-cell>
              <table:table-cell office:value-type="float" office:value="0.245625">
                <text:p>0.2456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3675">
                <text:p>0.3675</text:p>
              </table:table-cell>
              <table:table-cell office:value-type="float" office:value="0.253125">
                <text:p>0.253125</text:p>
              </table:table-cell>
              <table:table-cell office:value-type="float" office:value="0.250625">
                <text:p>0.2506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675">
                <text:p>0.3675</text:p>
              </table:table-cell>
              <table:table-cell office:value-type="float" office:value="0.253125">
                <text:p>0.253125</text:p>
              </table:table-cell>
              <table:table-cell office:value-type="float" office:value="0.250625">
                <text:p>0.25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Error Rate for 10 epochs, Learning Rate 1divt</text:p>
        </chart:title>
        <chart:legend chart:legend-position="end" svg:x="14.503cm" svg:y="3.703cm" style:legend-expansion="high" chart:style-name="ch3"/>
        <chart:plot-area chart:style-name="ch4" table:cell-range-address="Sheet1.A162:Sheet1.D167" chart:data-source-has-labels="both" svg:x="0.77cm" svg:y="1.635cm" svg:width="13.094cm" svg:height="6.765cm">
          <chartooo:coordinate-region svg:x="1.682cm" svg:y="1.834cm" svg:width="12.182cm" svg:height="5.521cm"/>
          <chart:axis chart:dimension="x" chart:name="primary-x" chart:style-name="ch5" chartooo:axis-type="auto">
            <chartooo:date-scale/>
            <chart:categories table:cell-range-address="Sheet1.A163:Sheet1.A1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3:Sheet1.B167" chart:label-cell-address="Sheet1.B162:Sheet1.B162" chart:class="chart:bar">
            <chart:data-point chart:repeated="5"/>
          </chart:series>
          <chart:series chart:style-name="ch9" chart:values-cell-range-address="Sheet1.C163:Sheet1.C167" chart:label-cell-address="Sheet1.C162:Sheet1.C162" chart:class="chart:bar">
            <chart:data-point chart:repeated="5"/>
          </chart:series>
          <chart:series chart:style-name="ch10" chart:values-cell-range-address="Sheet1.D163:Sheet1.D167" chart:label-cell-address="Sheet1.D162:Sheet1.D16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162:Sheet1.B162</svg:desc>
                </draw:g>
              </table:table-cell>
              <table:table-cell office:value-type="string">
                <text:p>100</text:p>
                <draw:g>
                  <svg:desc>Sheet1.C162:Sheet1.C162</svg:desc>
                </draw:g>
              </table:table-cell>
              <table:table-cell office:value-type="string">
                <text:p>1000</text:p>
                <draw:g>
                  <svg:desc>Sheet1.D162:Sheet1.D1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 on books:</text:p>
                <draw:g>
                  <svg:desc>Sheet1.A163:Sheet1.A167</svg:desc>
                </draw:g>
              </table:table-cell>
              <table:table-cell office:value-type="float" office:value="0.1625">
                <text:p>0.1625</text:p>
                <draw:g>
                  <svg:desc>Sheet1.B163:Sheet1.B167</svg:desc>
                </draw:g>
              </table:table-cell>
              <table:table-cell office:value-type="float" office:value="0.0175">
                <text:p>0.0175</text:p>
                <draw:g>
                  <svg:desc>Sheet1.C163:Sheet1.C167</svg:desc>
                </draw:g>
              </table:table-cell>
              <table:table-cell office:value-type="float" office:value="0.0025">
                <text:p>0.0025</text:p>
                <draw:g>
                  <svg:desc>Sheet1.D163:Sheet1.D167</svg:desc>
                </draw:g>
              </table:table-cell>
            </table:table-row>
            <table:table-row>
              <table:table-cell office:value-type="string">
                <text:p>small on dvd:</text:p>
              </table:table-cell>
              <table:table-cell office:value-type="float" office:value="0.115">
                <text:p>0.115</text:p>
              </table:table-cell>
              <table:table-cell office:value-type="float" office:value="0.02">
                <text:p>0.02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small on electronics:</text:p>
              </table:table-cell>
              <table:table-cell office:value-type="float" office:value="0.1525">
                <text:p>0.1525</text:p>
              </table:table-cell>
              <table:table-cell office:value-type="float" office:value="0.0325">
                <text:p>0.032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small on kitchen:</text:p>
              </table:table-cell>
              <table:table-cell office:value-type="float" office:value="0.1375">
                <text:p>0.137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all on cat:</text:p>
              </table:table-cell>
              <table:table-cell office:value-type="float" office:value="0.141875">
                <text:p>0.141875</text:p>
              </table:table-cell>
              <table:table-cell office:value-type="float" office:value="0.0225">
                <text:p>0.0225</text:p>
              </table:table-cell>
              <table:table-cell office:value-type="float" office:value="0.004375">
                <text:p>0.00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